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Georgia" svg:font-family="Georgia"/>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fo:color="#000000" style:font-name="Georgia" fo:letter-spacing="normal" fo:font-style="normal" fo:font-weight="normal" officeooo:rsid="0010f4f2" officeooo:paragraph-rsid="001b3f06"/>
    </style:style>
    <style:style style:name="P2"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000000" style:font-name="Georgia" fo:letter-spacing="normal" fo:font-style="normal" fo:font-weight="normal"/>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22222" style:font-name="Verdana" fo:font-size="9pt" fo:letter-spacing="normal" fo:font-style="normal" fo:font-weight="normal"/>
    </style:style>
    <style:style style:name="P4" style:family="paragraph" style:parent-style-name="Text_20_body">
      <style:paragraph-properties fo:margin-left="0in" fo:margin-right="0in" fo:text-align="justify" style:justify-single-word="false" fo:orphans="2" fo:widows="2" fo:text-indent="0in" style:auto-text-indent="fals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7" style:family="paragraph" style:parent-style-name="Standard">
      <style:text-properties officeooo:rsid="0010f4f2" officeooo:paragraph-rsid="001b3f06"/>
    </style:style>
    <style:style style:name="P8" style:family="paragraph" style:parent-style-name="Standard">
      <style:text-properties officeooo:paragraph-rsid="001d3099"/>
    </style:style>
    <style:style style:name="P9" style:family="paragraph" style:parent-style-name="Standard">
      <style:text-properties officeooo:rsid="001d3099" officeooo:paragraph-rsid="001d3099"/>
    </style:style>
    <style:style style:name="P10" style:family="paragraph" style:parent-style-name="Standard">
      <style:text-properties fo:font-weight="bold" officeooo:rsid="0010f4f2" officeooo:paragraph-rsid="001b3f06" style:font-weight-asian="bold" style:font-weight-complex="bold"/>
    </style:style>
    <style:style style:name="P11" style:family="paragraph" style:parent-style-name="Text_20_body">
      <style:text-properties officeooo:rsid="0010f4f2" officeooo:paragraph-rsid="001b3f06"/>
    </style:style>
    <style:style style:name="P12" style:family="paragraph" style:parent-style-name="Standard">
      <style:text-properties style:text-underline-style="solid" style:text-underline-type="double" style:text-underline-width="auto" style:text-underline-color="font-color" officeooo:rsid="001d3099" officeooo:paragraph-rsid="001d3099"/>
    </style:style>
    <style:style style:name="P13" style:family="paragraph" style:parent-style-name="Standard">
      <style:text-properties officeooo:rsid="0010f4f2" officeooo:paragraph-rsid="001b3f06"/>
    </style:style>
    <style:style style:name="P14" style:family="paragraph" style:parent-style-name="Standard">
      <style:text-properties officeooo:rsid="001feea8" officeooo:paragraph-rsid="001feea8"/>
    </style:style>
    <style:style style:name="P15" style:family="paragraph" style:parent-style-name="Standard">
      <style:text-properties officeooo:paragraph-rsid="001feea8"/>
    </style:style>
    <style:style style:name="P16" style:family="paragraph" style:parent-style-name="Standard">
      <style:text-properties officeooo:paragraph-rsid="001d3099"/>
    </style:style>
    <style:style style:name="P17" style:family="paragraph" style:parent-style-name="Text_20_body">
      <style:paragraph-properties fo:margin-left="0in" fo:margin-right="0in" fo:text-align="justify" style:justify-single-word="false" fo:orphans="2" fo:widows="2" fo:text-indent="0in" style:auto-text-indent="false"/>
      <style:text-properties officeooo:rsid="001feea8"/>
    </style:style>
    <style:style style:name="P18" style:family="paragraph" style:parent-style-name="Heading_20_3">
      <style:text-properties officeooo:paragraph-rsid="001feea8"/>
    </style:style>
    <style:style style:name="T1" style:family="text">
      <style:text-properties style:text-underline-style="solid" style:text-underline-type="double" style:text-underline-width="auto" style:text-underline-color="font-color"/>
    </style:style>
    <style:style style:name="T2" style:family="text">
      <style:text-properties style:text-underline-style="solid" style:text-underline-type="double" style:text-underline-width="auto" style:text-underline-color="font-color" officeooo:rsid="001feea8"/>
    </style:style>
    <style:style style:name="T3" style:family="text">
      <style:text-properties fo:font-variant="normal" fo:text-transform="none" fo:color="#242729" style:font-name="Arial" fo:font-size="11.25pt" fo:letter-spacing="normal" fo:font-style="normal" fo:font-weight="normal"/>
    </style:style>
    <style:style style:name="T4" style:family="text">
      <style:text-properties fo:font-variant="normal" fo:text-transform="none" fo:color="#242729" style:font-name="inherit" fo:font-size="11.25pt" fo:letter-spacing="normal" fo:font-style="italic" fo:font-weight="normal" loext:padding="0in" loext:border="none"/>
    </style:style>
    <style:style style:name="T5"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 style:family="text">
      <style:text-properties fo:font-variant="normal" fo:text-transform="none" fo:color="#242729" fo:letter-spacing="normal"/>
    </style:style>
    <style:style style:name="T7" style:family="text">
      <style:text-properties fo:font-variant="normal" fo:text-transform="none" fo:color="#222222" style:font-name="Verdana" fo:font-size="9pt" fo:letter-spacing="normal" fo:font-style="normal" fo:font-weight="normal"/>
    </style:style>
    <style:style style:name="T8" style:family="text">
      <style:text-properties fo:font-variant="normal" fo:text-transform="none" fo:color="#222222" style:font-name="Verdana" fo:font-size="9pt" fo:letter-spacing="normal" fo:font-style="normal" fo:font-weight="normal" officeooo:rsid="001feea8"/>
    </style:style>
    <style:style style:name="T9" style:family="text">
      <style:text-properties fo:font-variant="normal" fo:text-transform="none" fo:color="#222222" style:font-name="Verdana" fo:font-size="9pt" fo:letter-spacing="normal" fo:font-style="normal" fo:font-weight="bold" style:font-weight-asian="bold" style:font-weight-complex="bold"/>
    </style:style>
    <style:style style:name="T10" style:family="text">
      <style:text-properties fo:font-variant="normal" fo:text-transform="none" fo:color="#000000" style:font-name="Georgia" fo:letter-spacing="normal" fo:font-style="normal" fo:font-weight="normal"/>
    </style:style>
    <style:style style:name="T11" style:family="text">
      <style:text-properties fo:font-variant="normal" fo:text-transform="none" fo:color="#000000" style:font-name="Georgia" fo:letter-spacing="normal" fo:font-style="normal" fo:font-weight="normal" officeooo:rsid="001feea8"/>
    </style:style>
    <style:style style:name="T12" style:family="text">
      <style:text-properties officeooo:rsid="001feea8"/>
    </style:style>
    <style:style style:name="T13" style:family="text">
      <style:text-properties fo:color="#222222" style:font-name="Verdana" fo:font-size="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trategy design pattern </text:p>
      <text:p text:style-name="P7"/>
      <text:h text:style-name="P1" text:outline-level="2">Motivation</text:h>
      <text:p text:style-name="P3">There are common situations when classes differ only in their behavior. For this cases is a good idea to isolate the algorithms in separate classes in order to have the ability to select different algorithms at runtime.</text:p>
      <text:h text:style-name="P2" text:outline-level="2">Intent</text:h>
      <text:p text:style-name="P4"><text:span text:style-name="T7">Define a family of algorithms, encapsulate each one, and make them interchangeable. Strategy lets the algorithm vary independently from clients that use it.</text:span> </text:p>
      <text:p text:style-name="P7"/>
      <text:p text:style-name="P11"><text:span text:style-name="T3">he strategy pattern allows you to </text:span><text:span text:style-name="Emphasis"><text:span text:style-name="T4">change</text:span></text:span><text:span text:style-name="T3"> the implementation of something used at runtime.</text:span></text:p>
      <text:p text:style-name="P6">The decorator pattern allows you augment (or add to) existing functionality with additional functionality at run time.</text:p>
      <text:p text:style-name="P5"><text:span text:style-name="T3">The key difference is in the </text:span><text:span text:style-name="Emphasis"><text:span text:style-name="T4">change</text:span></text:span><text:span text:style-name="T3"> vs </text:span><text:span text:style-name="Emphasis"><text:span text:style-name="T4">augment</text:span></text:span></text:p>
      <text:p text:style-name="P6">In one of the questions you linked to it also points out that with the strategy pattern the consumer is aware that the different options exist, whereas with the decorator pattern the consumer would not be aware of the additional functionality.</text:p>
      <text:p text:style-name="P7"/>
      <text:p text:style-name="P7"><text:span text:style-name="T3">As an example, imagine you are writing something to sort a collection of elements. So you write an interface </text:span><text:span text:style-name="Source_20_Text"><text:span text:style-name="T5">ISortingStrategy</text:span></text:span><text:span text:style-name="T6"> </text:span><text:span text:style-name="T3">you can then implement several different sorting strategies </text:span><text:span text:style-name="Source_20_Text"><text:span text:style-name="T5">BubbleSortStrategy</text:span></text:span><text:span text:style-name="T3">, </text:span><text:span text:style-name="Source_20_Text"><text:span text:style-name="T5">QuickSortStrategy</text:span></text:span><text:span text:style-name="T3">, </text:span><text:span text:style-name="Source_20_Text"><text:span text:style-name="T5">RadixSortStrategy</text:span></text:span><text:span text:style-name="T3">, then your application, based on some criteria of the existing list chooses the most appropriate strategy to use to sort the list. So for example if the list has fewer than 10 items we will use </text:span><text:span text:style-name="Source_20_Text"><text:span text:style-name="T5">RadixSortStrategy</text:span></text:span><text:span text:style-name="T3">, if fewer than 10 items have been added to the list since the last sort we will use </text:span><text:span text:style-name="Source_20_Text"><text:span text:style-name="T5">BubbleSortStrategy</text:span></text:span><text:span text:style-name="T6"> </text:span><text:span text:style-name="T3">otherwise we will use </text:span><text:span text:style-name="Source_20_Text"><text:span text:style-name="T5">QuickSortStrategy</text:span></text:span><text:span text:style-name="T3">.</text:span> </text:p>
      <text:p text:style-name="P7"/>
      <text:p text:style-name="P7"/>
      <text:p text:style-name="P14">1. Provide default behavior if matching object not exist.</text:p>
      <text:p text:style-name="P14">2. Use creational design(Factory design pattern ) pattern in family of algorithm .</text:p>
      <text:p text:style-name="P15"><text:span text:style-name="T12">3. </text:span><text:span text:style-name="T10">Strategy and Bridge</text:span></text:p>
      <text:p text:style-name="P17"><text:span text:style-name="T7">Both of the patterns have the same UML diagram. But they differ in their intent since the strategy is related with the behavior and bridge is for structure. Further more, the coupling between the context and strategies is tighter than the coupling between the abstraction and implementation in the bridge pattern.</text:span> </text:p>
      <text:p text:style-name="P14"><text:span text:style-name="T1">4. </text:span><text:span text:style-name="T7">The strategy design pattern splits the behavior (there are many behaviors) of a class from the class itself. This has some advantages, but the main draw back is that a client must understand how the Strategies differ. Since clients get exposed to implementation issues the strategy design pattern should be used only when the variation in behavior is relevant to them</text:span> </text:p>
      <text:p text:style-name="P12">references : </text:p>
      <text:p text:style-name="P12">differences </text:p>
      <text:p text:style-name="P8"><text:a xlink:type="simple" xlink:href="https://stackoverflow.com/questions/26422884/strategy-pattern-v-s-decorator-pattern" text:style-name="Internet_20_link" text:visited-style-name="Visited_20_Internet_20_Link">https://stackoverflow.com/questions/26422884/strategy-pattern-v-s-decorator-pattern</text:a> </text:p>
      <text:p text:style-name="P9">pattern </text:p>
      <text:p text:style-name="P8"><text:a xlink:type="simple" xlink:href="https://www.oodesign.com/strategy-pattern.html" text:style-name="Internet_20_link" text:visited-style-name="Visited_20_Internet_20_Link">https://www.oodesign.com/strategy-pattern.html</text:a> </text:p>
      <text:p text:style-name="P8"/>
      <text:p text:style-name="P8"/>
      <text:p text:style-name="P8"><text:soft-page-break/><text:span text:style-name="T9">composite design pattern: </text:span><text:span text:style-name="T7">The strategies can be defined as a hierarchy of classes offering the ability to extend and customize the existing algorithms from an application </text:span></text:p>
      <text:p text:style-name="P14"/>
      <text:h text:style-name="P18" text:outline-level="3"><text:span text:style-name="T11">Bridge: <text:s/></text:span><text:span text:style-name="T7">bridge pattern.</text:span><text:span text:style-name="T13"> </text:span><text:span text:style-name="T8">For loose coupling </text:span></text:h>
      <text:p text:style-name="P14"/>
      <text:p text:style-name="P8"/>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Georgia" svg:font-family="Georgia"/>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07:37:12.033000000</meta:creation-date>
    <dc:date>2019-10-05T07:44:23.948000000</dc:date>
    <meta:editing-duration>P1DT9M31S</meta:editing-duration>
    <meta:editing-cycles>4</meta:editing-cycles>
    <meta:generator>Neat_Office/6.1.3.2$Windows_x86 LibreOffice_project/</meta:generator>
    <meta:document-statistic meta:table-count="0" meta:image-count="0" meta:object-count="0" meta:page-count="2" meta:paragraph-count="23" meta:word-count="415" meta:character-count="2737" meta:non-whitespace-character-count="2330"/>
  </office:meta>
</office:document-meta>
</file>